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1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21.94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99pt groove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37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32" style:family="table-cell" style:parent-style-name="Default">
      <style:table-cell-properties fo:border-bottom="0.99pt groove #000000" fo:border-left="0.99pt groove #000000" fo:border-right="none" fo:border-top="0.99pt groove #000000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order-bottom="0.99pt groove #000000" fo:border-left="none" fo:border-right="none" fo:border-top="0.99pt groove #00000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groove #000000" fo:border-left="none" fo:border-right="none" fo:border-top="0.99pt groove #000000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1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oting_schedule" table:style-name="ta1" table:print-ranges="footing_schedule.A1:footing_schedule.Q18"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8" table:default-cell-style-name="ce10"/>
        <table:table-column table:style-name="co8" table:number-columns-repeated="6" table:default-cell-style-name="ce13"/>
        <table:table-column table:style-name="co8" table:default-cell-style-name="ce15"/>
        <table:table-column table:style-name="co7" table:default-cell-style-name="ce4"/>
        <table:table-column table:style-name="co7" table:number-columns-repeated="4" table:default-cell-style-name="Default"/>
        <table:table-column table:style-name="co7" table:default-cell-style-name="ce16"/>
        <table:table-row table:style-name="ro3">
          <table:table-cell table:style-name="ce1" office:value-type="string" calcext:value-type="string" table:number-columns-spanned="17" table:number-rows-spanned="1">
            <text:p>COLUMN FOOTING SCHEDULE</text:p>
          </table:table-cell>
          <table:covered-table-cell table:number-columns-repeated="16" table:style-name="Default"/>
          <table:table-cell table:number-columns-repeated="2"/>
          <table:table-cell office:value-type="string" calcext:value-type="string">
            <text:p>Minimal reinforcement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MARK</text:p>
          </table:table-cell>
          <table:table-cell table:style-name="ce20" office:value-type="string" calcext:value-type="string" table:number-columns-spanned="3" table:number-rows-spanned="1">
            <text:p>DIMENSIONS</text:p>
          </table:table-cell>
          <table:covered-table-cell table:number-columns-repeated="2" table:style-name="Default"/>
          <table:table-cell table:style-name="ce7" office:value-type="string" calcext:value-type="string" table:number-columns-spanned="2" table:number-rows-spanned="1">
            <text:p>BOTTOM REINFORCING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TOP REINFORCING</text:p>
          </table:table-cell>
          <table:covered-table-cell table:style-name="Default"/>
          <table:table-cell table:style-name="ce8" office:value-type="string" calcext:value-type="string" table:number-columns-spanned="8" table:number-rows-spanned="2">
            <text:p>FOOTINGS</text:p>
          </table:table-cell>
          <table:covered-table-cell table:number-columns-repeated="7" table:style-name="ce11"/>
          <table:table-cell table:style-name="ce20" office:value-type="string" calcext:value-type="string" table:number-columns-spanned="1" table:number-rows-spanned="2">
            <text:p>REMARKS</text:p>
          </table:table-cell>
          <table:table-cell table:number-columns-repeated="4"/>
          <table:table-cell table:style-name="Default"/>
        </table:table-row>
        <table:table-row table:style-name="ro2">
          <table:covered-table-cell table:style-name="ce3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HORT</text:p>
          </table:table-cell>
          <table:covered-table-cell table:style-name="ce9"/>
          <table:covered-table-cell table:number-columns-repeated="6" table:style-name="ce12"/>
          <table:covered-table-cell table:style-name="ce14"/>
          <table:covered-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FT90a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7</text:p>
          </table:table-cell>
          <table:table-cell table:formula="of:=[.E4]" office:value-type="string" office:string-value="(10)-#7" calcext:value-type="string">
            <text:p>(10)-#7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4]&gt;[.T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0b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8</text:p>
          </table:table-cell>
          <table:table-cell table:formula="of:=[.E5]" office:value-type="string" office:string-value="(10)-#8" calcext:value-type="string">
            <text:p>(10)-#8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8"/>
          <table:table-cell table:formula="of:=0.0018*9*12*2.54/100*(12+8)*2.54/100" office:value-type="float" office:value="0.00250838208" calcext:value-type="float">
            <text:p>0.00250838208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5]&gt;[.T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6a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7</text:p>
          </table:table-cell>
          <table:table-cell table:formula="of:=[.E6]" office:value-type="string" office:string-value="(10)-#7" calcext:value-type="string">
            <text:p>(10)-#7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number-columns-repeated="9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387" office:value-type="float" office:value="0.00387" calcext:value-type="float">
            <text:p>0.00387</text:p>
          </table:table-cell>
          <table:table-cell table:formula="of:=[.U6]&gt;[.T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96b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10)-#8</text:p>
          </table:table-cell>
          <table:table-cell table:formula="of:=[.E7]" office:value-type="string" office:string-value="(10)-#8" calcext:value-type="string">
            <text:p>(10)-#8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table:number-columns-repeated="8"/>
          <table:table-cell table:formula="of:=0.0018*9.5*12*2.54/100*(12+8)*2.54/100" office:value-type="float" office:value="0.00264773664" calcext:value-type="float">
            <text:p>0.00264773664</text:p>
          </table:table-cell>
          <table:table-cell table:formula="of:=10*0.000509" office:value-type="float" office:value="0.00509" calcext:value-type="float">
            <text:p>0.00509</text:p>
          </table:table-cell>
          <table:table-cell table:formula="of:=[.U7]&gt;[.T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0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</text:p>
          </table:table-cell>
          <table:table-cell table:formula="of:=[.E8]" office:value-type="string" office:string-value="(11)-#8" calcext:value-type="string">
            <text:p>(11)-#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6"/>
          <table:table-cell table:formula="of:=0.0018*10*12*2.54/100*(24+1)*2.54/100" office:value-type="float" office:value="0.003483864" calcext:value-type="float">
            <text:p>0.003483864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8]&gt;[.T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06</text:p>
          </table:table-cell>
          <table:table-cell table:number-columns-repeated="2" office:value-type="string" calcext:value-type="string">
            <text:p>10'-6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</text:p>
          </table:table-cell>
          <table:table-cell table:formula="of:=[.E9]" office:value-type="string" office:string-value="(11)-#8" calcext:value-type="string">
            <text:p>(11)-#8</text:p>
          </table:table-cell>
          <table:table-cell table:number-columns-repeated="2"/>
          <table:table-cell table:style-name="ce32" office:value-type="string" calcext:value-type="string">
            <text:p>C1</text:p>
          </table:table-cell>
          <table:table-cell table:number-columns-repeated="10"/>
          <table:table-cell table:formula="of:=0.0018*10.5*12*2.54/100*(24+3)*2.54/100" office:value-type="float" office:value="0.003950701776" calcext:value-type="float">
            <text:p>0.003950701776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9]&gt;[.T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a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2)-#8</text:p>
          </table:table-cell>
          <table:table-cell table:formula="of:=[.E10]" office:value-type="string" office:string-value="(12)-#8" calcext:value-type="string">
            <text:p>(12)-#8</text:p>
          </table:table-cell>
          <table:table-cell table:number-columns-repeated="2"/>
          <table:table-cell table:style-name="ce13"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5</text:p>
          </table:table-cell>
          <table:table-cell table:number-columns-repeated="7"/>
          <table:table-cell table:formula="of:=0.0018*11*12*2.54/100*(24+1)*2.54/100" office:value-type="float" office:value="0.0038322504" calcext:value-type="float">
            <text:p>0.0038322504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0]&gt;[.T1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0b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2)-#8</text:p>
          </table:table-cell>
          <table:table-cell table:formula="of:=[.E11]" office:value-type="string" office:string-value="(12)-#8" calcext:value-type="string">
            <text:p>(12)-#8</text:p>
          </table:table-cell>
          <table:table-cell table:number-columns-repeated="2"/>
          <table:table-cell table:style-name="ce32" office:value-type="string" calcext:value-type="string">
            <text:p>D1</text:p>
          </table:table-cell>
          <table:table-cell table:style-name="ce38" office:value-type="string" calcext:value-type="string">
            <text:p>G1</text:p>
          </table:table-cell>
          <table:table-cell table:number-columns-repeated="9"/>
          <table:table-cell table:formula="of:=0.0018*11*12*2.54/100*(24+3)*2.54/100" office:value-type="float" office:value="0.004138830432" calcext:value-type="float">
            <text:p>0.004138830432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1]&gt;[.T1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16</text:p>
          </table:table-cell>
          <table:table-cell table:number-columns-repeated="2" office:value-type="string" calcext:value-type="string">
            <text:p>11'-6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2)-#8</text:p>
          </table:table-cell>
          <table:table-cell table:formula="of:=[.E12]" office:value-type="string" office:string-value="(12)-#8" calcext:value-type="string">
            <text:p>(12)-#8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style-name="ce39"/>
          <table:table-cell table:number-columns-repeated="6"/>
          <table:table-cell table:formula="of:=0.0018*10.5*12*2.54/100*(24+1)*2.54/100" office:value-type="float" office:value="0.0036580572" calcext:value-type="float">
            <text:p>0.0036580572</text:p>
          </table:table-cell>
          <table:table-cell table:formula="of:=11*0.000509" office:value-type="float" office:value="0.005599" calcext:value-type="float">
            <text:p>0.005599</text:p>
          </table:table-cell>
          <table:table-cell table:formula="of:=[.U12]&gt;[.T1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T120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3)-#8</text:p>
          </table:table-cell>
          <table:table-cell table:formula="of:=[.E13]" office:value-type="string" office:string-value="(13)-#8" calcext:value-type="string">
            <text:p>(13)-#8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table:number-columns-repeated="7"/>
          <table:table-cell table:formula="of:=0.0018*11*12*2.54/100*(24+1)*2.54/100" office:value-type="float" office:value="0.0038322504" calcext:value-type="float">
            <text:p>0.0038322504</text:p>
          </table:table-cell>
          <table:table-cell table:formula="of:=12*0.000509" office:value-type="float" office:value="0.006108" calcext:value-type="float">
            <text:p>0.006108</text:p>
          </table:table-cell>
          <table:table-cell table:formula="of:=[.U13]&gt;[.T13]" office:value-type="boolean" office:boolean-value="true" calcext:value-type="boolean">
            <text:p>TRUE</text:p>
          </table:table-cell>
        </table:table-row>
        <table:table-row table:style-name="ro2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Date:</text:p>
          </table:table-cell>
          <table:table-cell table:style-name="ce22" table:formula="of:=TODAY()" office:value-type="date" office:date-value="2019-07-05" calcext:value-type="date">
            <text:p>07/05/19</text:p>
          </table:table-cell>
          <table:table-cell table:style-name="Default" table:number-columns-repeated="6"/>
          <table:table-cell table:style-name="ce29" table:number-columns-spanned="8" table:number-rows-spanned="4"/>
          <table:covered-table-cell table:number-columns-repeated="7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office:value-type="string" calcext:value-type="string">
            <text:p>Engineer:</text:p>
          </table:table-cell>
          <table:table-cell table:style-name="ce23" office:value-type="string" calcext:value-type="string">
            <text:p>LP</text:p>
          </table:table-cell>
          <table:table-cell table:style-name="Default" table:number-columns-repeated="6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8"/>
          <table:covered-table-cell table:number-columns-repeated="8" table:style-name="Default"/>
          <table:table-cell table:style-name="Default"/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oting_schedule.A4:footing_schedule.Q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3:18:43.03546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13:33:41.888779866</dc:date>
    <meta:editing-duration>PT1H30M9S</meta:editing-duration>
    <meta:editing-cycles>15</meta:editing-cycles>
    <meta:generator>LibreOffice/6.0.7.3$Linux_X86_64 LibreOffice_project/00m0$Build-3</meta:generator>
    <meta:document-statistic meta:table-count="2" meta:cell-count="139" meta:object-count="0"/>
  </office:meta>
</office:document-meta>
</file>